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d993" officeooo:paragraph-rsid="0013d993"/>
    </style:style>
    <style:style style:name="P2" style:family="paragraph" style:parent-style-name="Standard">
      <style:text-properties officeooo:rsid="0013d993" officeooo:paragraph-rsid="0013d993"/>
    </style:style>
    <style:style style:name="P3" style:family="paragraph" style:parent-style-name="Standard">
      <style:text-properties officeooo:rsid="0013d993" officeooo:paragraph-rsid="0017b98c"/>
    </style:style>
    <style:style style:name="T1" style:family="text">
      <style:text-properties officeooo:rsid="0016de08"/>
    </style:style>
    <style:style style:name="T2" style:family="text">
      <style:text-properties officeooo:rsid="0017b9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-15. Write an SQL query to fetch intersecting records of two tables.</text:p>
      <text:p text:style-name="P1">Ans: <text:s/><text:span text:style-name="T1">SELECT * FROM &lt;table1&gt; <text:s/>alias INNER JOIN &lt;table2&gt;alias ON &lt;table1&gt;.&lt;col&gt;=&lt;table2&gt;.&lt;col&gt;;</text:span></text:p>
      <text:p text:style-name="P1"/>
      <text:p text:style-name="Standard">Q-16. Write an SQL query to show records from one table that another table does not</text:p>
      <text:p text:style-name="Standard">have.</text:p>
      <text:p text:style-name="P3">Ans: </text:p>
      <text:p text:style-name="P3"><text:span text:style-name="T2">SELECT * FROM &lt;table1&gt; WHERE NOT EXISTS (SELECT * FROM &lt;table2&gt; WHERE &lt;table1&gt;.&lt;col&gt; = &lt;table2&gt;.&lt;col&gt;;</text:span></text:p>
      <text:p text:style-name="P3"/>
      <text:p text:style-name="P3"><text:span text:style-name="T2">SELECT * FROM &lt;table&gt; WHERE &lt;col&gt; NOT IN (SELECT &lt;col&gt; FROM &lt;table2&gt;);</text:span><text:lin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2T10:04:30.788000000</meta:creation-date>
    <meta:editing-duration>PT9M2S</meta:editing-duration>
    <meta:editing-cycles>2</meta:editing-cycles>
    <meta:generator>LibreOffice/7.3.5.2$Windows_X86_64 LibreOffice_project/184fe81b8c8c30d8b5082578aee2fed2ea847c01</meta:generator>
    <dc:date>2022-08-12T10:43:50.264000000</dc:date>
    <meta:document-statistic meta:table-count="0" meta:image-count="0" meta:object-count="0" meta:page-count="1" meta:paragraph-count="7" meta:word-count="68" meta:character-count="429" meta:non-whitespace-character-count="364"/>
  </office:meta>
</office:document-meta>
</file>